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2a6099" loext:opacity="100%" fo:font-weight="bold" style:font-weight-asian="bold" style:font-weight-complex="bold"/>
    </style:style>
    <style:style style:name="P3" style:family="paragraph" style:parent-style-name="Standard">
      <style:text-properties officeooo:rsid="00117c9e" officeooo:paragraph-rsid="00117c9e"/>
    </style:style>
    <style:style style:name="P4" style:family="paragraph" style:parent-style-name="Standard">
      <style:text-properties officeooo:rsid="00130b70" officeooo:paragraph-rsid="00130b70"/>
    </style:style>
    <style:style style:name="P5" style:family="paragraph" style:parent-style-name="Standard">
      <style:text-properties officeooo:paragraph-rsid="00130b70"/>
    </style:style>
    <style:style style:name="P6" style:family="paragraph" style:parent-style-name="Standard">
      <style:text-properties fo:font-weight="normal" officeooo:rsid="00130b70" officeooo:paragraph-rsid="00130b70" style:font-weight-asian="normal" style:font-weight-complex="normal"/>
    </style:style>
    <style:style style:name="P7" style:family="paragraph" style:parent-style-name="Standard">
      <style:text-properties fo:font-weight="normal" officeooo:rsid="00134905" officeooo:paragraph-rsid="00134905" style:font-weight-asian="normal" style:font-weight-complex="normal"/>
    </style:style>
    <style:style style:name="P8" style:family="paragraph" style:parent-style-name="Standard">
      <style:text-properties fo:font-weight="normal" officeooo:rsid="00139670" officeooo:paragraph-rsid="00139670" style:font-weight-asian="normal" style:font-weight-complex="normal"/>
    </style:style>
    <style:style style:name="P9" style:family="paragraph" style:parent-style-name="Standard">
      <style:text-properties fo:font-weight="normal" officeooo:rsid="0015d408" officeooo:paragraph-rsid="0015d408" style:font-weight-asian="normal" style:font-weight-complex="normal"/>
    </style:style>
    <style:style style:name="P10" style:family="paragraph" style:parent-style-name="Standard">
      <style:text-properties fo:font-weight="normal" officeooo:rsid="00188835" officeooo:paragraph-rsid="00188835" style:font-weight-asian="normal" style:font-weight-complex="normal"/>
    </style:style>
    <style:style style:name="P11" style:family="paragraph" style:parent-style-name="Standard">
      <style:text-properties officeooo:rsid="0015d408" officeooo:paragraph-rsid="0015d408"/>
    </style:style>
    <style:style style:name="P12" style:family="paragraph" style:parent-style-name="Standard">
      <style:text-properties officeooo:rsid="00172fd4" officeooo:paragraph-rsid="00172fd4"/>
    </style:style>
    <style:style style:name="P13" style:family="paragraph" style:parent-style-name="Standard">
      <style:text-properties officeooo:rsid="00188835" officeooo:paragraph-rsid="00188835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officeooo:rsid="001a9ffc" officeooo:paragraph-rsid="001a9ffc"/>
    </style:style>
    <style:style style:name="P16" style:family="paragraph" style:parent-style-name="Standard">
      <style:text-properties officeooo:paragraph-rsid="001a9ffc"/>
    </style:style>
    <style:style style:name="P17" style:family="paragraph" style:parent-style-name="Standard">
      <style:text-properties fo:color="#2a6099" loext:opacity="100%" fo:font-weight="bold" style:font-weight-asian="bold" style:font-weight-complex="bold"/>
    </style:style>
    <style:style style:name="P18" style:family="paragraph" style:parent-style-name="Standard">
      <style:text-properties fo:color="#2a6099" loext:opacity="100%" fo:font-weight="bold" fo:background-color="#2a6099" style:font-weight-asian="bold" style:font-weight-complex="bold"/>
    </style:style>
    <style:style style:name="P19" style:family="paragraph" style:parent-style-name="Standard">
      <style:text-properties fo:color="#2a6099" loext:opacity="100%" fo:font-weight="bold" fo:background-color="transparent" style:font-weight-asian="bold" style:font-weight-complex="bold"/>
    </style:style>
    <style:style style:name="P20" style:family="paragraph" style:parent-style-name="Standard">
      <style:text-properties fo:color="#2a6099" loext:opacity="100%" fo:background-color="transparent"/>
    </style:style>
    <style:style style:name="P21" style:family="paragraph" style:parent-style-name="Standard">
      <style:text-properties fo:font-weight="normal" style:font-weight-asian="normal" style:font-weight-complex="normal"/>
    </style:style>
    <style:style style:name="P22" style:family="paragraph" style:parent-style-name="Standard">
      <style:text-properties fo:font-weight="normal" officeooo:rsid="0020a3b6" officeooo:paragraph-rsid="0020a3b6" style:font-weight-asian="normal" style:font-weight-complex="normal"/>
    </style:style>
    <style:style style:name="P23" style:family="paragraph" style:parent-style-name="Standard">
      <style:text-properties fo:font-weight="normal" officeooo:rsid="0022817f" officeooo:paragraph-rsid="0022817f" style:font-weight-asian="normal" style:font-weight-complex="normal"/>
    </style:style>
    <style:style style:name="P24" style:family="paragraph" style:parent-style-name="Standard">
      <style:text-properties officeooo:rsid="001d83cf" officeooo:paragraph-rsid="001d83cf"/>
    </style:style>
    <style:style style:name="P25" style:family="paragraph" style:parent-style-name="Standard">
      <style:text-properties officeooo:rsid="001e2965" officeooo:paragraph-rsid="001e2965"/>
    </style:style>
    <style:style style:name="P26" style:family="paragraph" style:parent-style-name="Standard">
      <style:text-properties style:use-window-font-color="true" loext:opacity="0%" officeooo:rsid="001edba6" officeooo:paragraph-rsid="001edba6" fo:background-color="transparent"/>
    </style:style>
    <style:style style:name="P27" style:family="paragraph" style:parent-style-name="Standard">
      <style:text-properties officeooo:rsid="001edba6" officeooo:paragraph-rsid="001edba6"/>
    </style:style>
    <style:style style:name="P28" style:family="paragraph" style:parent-style-name="Standard">
      <style:text-properties officeooo:rsid="001f676c" officeooo:paragraph-rsid="001f676c"/>
    </style:style>
    <style:style style:name="P29" style:family="paragraph" style:parent-style-name="Standard">
      <style:text-properties officeooo:rsid="0022817f" officeooo:paragraph-rsid="0022817f"/>
    </style:style>
    <style:style style:name="P30" style:family="paragraph" style:parent-style-name="Standard">
      <style:text-properties officeooo:paragraph-rsid="0022817f"/>
    </style:style>
    <style:style style:name="P31" style:family="paragraph" style:parent-style-name="Standard">
      <style:text-properties officeooo:paragraph-rsid="002393c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0b70" style:font-weight-asian="bold" style:font-weight-complex="bold"/>
    </style:style>
    <style:style style:name="T3" style:family="text">
      <style:text-properties officeooo:rsid="000fe194"/>
    </style:style>
    <style:style style:name="T4" style:family="text">
      <style:text-properties officeooo:rsid="0010f46a"/>
    </style:style>
    <style:style style:name="T5" style:family="text">
      <style:text-properties officeooo:rsid="00130b70"/>
    </style:style>
    <style:style style:name="T6" style:family="text">
      <style:text-properties officeooo:rsid="00134905"/>
    </style:style>
    <style:style style:name="T7" style:family="text">
      <style:text-properties officeooo:rsid="00139670"/>
    </style:style>
    <style:style style:name="T8" style:family="text">
      <style:text-properties officeooo:rsid="001a9ffc"/>
    </style:style>
    <style:style style:name="T9" style:family="text">
      <style:text-properties officeooo:rsid="001d83cf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2817f" style:font-weight-asian="normal" style:font-weight-complex="normal"/>
    </style:style>
    <style:style style:name="T12" style:family="text">
      <style:text-properties fo:font-weight="normal" officeooo:rsid="002393c9" style:font-weight-asian="normal" style:font-weight-complex="normal"/>
    </style:style>
    <style:style style:name="T13" style:family="text">
      <style:text-properties officeooo:rsid="001e2965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20a3b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2393c9"/>
    </style:style>
    <style:style style:name="T18" style:family="text">
      <style:text-properties loext:padding="0cm" loext:border="none"/>
    </style:style>
    <style:style style:name="T19" style:family="text">
      <style:text-properties officeooo:rsid="0024eb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F1846: Desarrollo de aplicaciones web distribuidas</text:p>
      <text:p text:style-name="P1"/>
      <text:p text:style-name="P1">TEMA 1. Arquitecturas distribuidas orientadas a servicios</text:p>
      <text:p text:style-name="P1"/>
      <text:p text:style-name="P2">2– Características generales de las arquitecturas de servicios distribuidos</text:p>
      <text:p text:style-name="Standard"/>
      <text:p text:style-name="P1">Entender conceptos:</text:p>
      <text:p text:style-name="Standard"/>
      <text:p text:style-name="Standard">- Transparencia: <text:span text:style-name="T3">Hace referencia a que el usuario y las aplicaciones que utiliza parece que se ejecuta en un solo servidor pero en realidad se utiliza una red distribuida</text:span></text:p>
      <text:p text:style-name="Standard"/>
      <text:p text:style-name="Standard">- Escalabilidad: <text:span text:style-name="T3">Se puede hacer crecer un sistema distribuido sin que afecte a su rendimiento y complejidad.</text:span></text:p>
      <text:p text:style-name="Standard"/>
      <text:p text:style-name="Standard">- Fiabilidad y tolerancia a fallos: <text:span text:style-name="T4">Fiabilidad es la capacidad de un sistema de realizar sus operaciones de forma eficiente y que si se produce algún fallo pueda seguir con la operación a realizar.</text:span></text:p>
      <text:p text:style-name="Standard"/>
      <text:p text:style-name="Standard">- Consistencia: <text:span text:style-name="T4">Hace referencia a la correcta comunicación de los recursos distribuidos para un correcto funcionamiento del sistema.</text:span></text:p>
      <text:p text:style-name="Standard"/>
      <text:p text:style-name="P1">Revisar objetivos de los sistemas distribuidos (pag. 12):</text:p>
      <text:p text:style-name="Standard"/>
      <text:p text:style-name="P3">- Alto rendimiento: Cualquier aplicación paralela puede ser convertida en distribuida.</text:p>
      <text:p text:style-name="P3">- Tolerancia a fallos: Es necesario replicar la información sin afectar a la integridad de la misma. (Si un servicio falla debe seguir funcionando el sistema?).</text:p>
      <text:p text:style-name="P3">- Alta disponibilidad: Se redirige los servicios desde los lugares más próximos para que se ofrezcan de forna más rápida.</text:p>
      <text:p text:style-name="P3">- Movilidad: La información se debe actualizar correctamente independientemente del tipo de dispositivo que se utilice.</text:p>
      <text:p text:style-name="P3">- Ubicuidad: <text:span text:style-name="T5">El usuario pide unos recursos y el sistema se los ofrece en función a las necesidades sus necesidades.</text:span><text:tab/></text:p>
      <text:p text:style-name="P3"/>
      <text:p text:style-name="P2">3– Modelo conceptual de las arquitecturas orientadas a servicios</text:p>
      <text:p text:style-name="Standard"/>
      <text:p text:style-name="Standard">Entender:</text:p>
      <text:p text:style-name="Standard"/>
      <text:p text:style-name="Standard"><text:span text:style-name="T1">- qué es una arquitectura SOA </text:span><text:span text:style-name="T2">(Arquitectura orientada a servicios).</text:span><text:span text:style-name="T5">:</text:span></text:p>
      <text:p text:style-name="Standard"/>
      <text:p text:style-name="P4">Es un paradigma de diseño de software que organiza las aplicaciones como una colección de servicios autónomos, modulares y reutilizables que se comunican entre sí a través de interfaces definidas </text:p>
      <text:p text:style-name="Standard"/>
      <text:p text:style-name="P1">- qué es SOAP</text:p>
      <text:p text:style-name="P1"/>
      <text:p text:style-name="P6">es un <text:span text:style-name="Strong_20_Emphasis">lenguaje</text:span> que permite que los programas de diferentes computadoras se comuniquen entre sí de forma <text:span text:style-name="Strong_20_Emphasis">estructurada y organizada</text:span>. </text:p>
      <text:p text:style-name="Standard"/>
      <text:p text:style-name="Standard">- qué es W<text:span text:style-name="T6">SD</text:span>L</text:p>
      <text:p text:style-name="Standard"/>
      <text:p text:style-name="Standard">es un <text:span text:style-name="Strong_20_Emphasis">lenguaje basado en XML</text:span> que se utiliza para <text:span text:style-name="Strong_20_Emphasis">describir servicios web</text:span> </text:p>
      <text:p text:style-name="Standard"/>
      <text:p text:style-name="P1"><text:soft-page-break/>- qué es UDDI</text:p>
      <text:p text:style-name="Standard"/>
      <text:p text:style-name="P5">es un conjunto de especificaciones que define un <text:span text:style-name="Strong_20_Emphasis">sistema de registro</text:span> para servicios web <text:s/><text:span text:style-name="T5">para una mejor integración de los servicios web. (como unas paginas amarillas).</text:span></text:p>
      <text:p text:style-name="Standard"/>
      <text:p text:style-name="P1">- qué son servicios basados en mensajes</text:p>
      <text:p text:style-name="P1"/>
      <text:p text:style-name="P8">Es la forma de comunicarse y colaborar entre servicios para obtener una determinada tarea.</text:p>
      <text:p text:style-name="Standard"/>
      <text:p text:style-name="P1">- qué es un contrato de servicios</text:p>
      <text:p text:style-name="P1"/>
      <text:p text:style-name="P7">Es cuando <text:span text:style-name="T7">en una interfaz pública, </text:span>los parámetros de entrada de los métodos <text:span text:style-name="T7">representa los mensajes que son enviados a los servicios.</text:span></text:p>
      <text:p text:style-name="Standard"/>
      <text:p text:style-name="P2">4– Aspectos de seguridad en arquitecturas orientadas a servicios</text:p>
      <text:p text:style-name="Standard"/>
      <text:p text:style-name="P1">Entender la importancia de la seguridad de datos y mensajes</text:p>
      <text:p text:style-name="P1"/>
      <text:p text:style-name="P9">Hace referencia a la protección de datos que hay almacenados y los datos que se envia/reciben en un servicio mediante medidas criptográficas.</text:p>
      <text:p text:style-name="Standard"/>
      <text:p text:style-name="P1">Qué es encriptación, firma digital y certificados</text:p>
      <text:p text:style-name="P1"/>
      <text:p text:style-name="P9">Encriptación: Son técnicas de encriptación que se utilizan para proteger la confidencialidad de los datos XML que se transmiten en un mensaje SOAP.</text:p>
      <text:p text:style-name="P9"/>
      <text:p text:style-name="P9">Firma digital: Asocia los datos de un mensaje SOAP a un usuario.</text:p>
      <text:p text:style-name="P9"/>
      <text:p text:style-name="P9">Certificado XKMS: Es un protocolo que describe la destribución y el registro de claves públicas. </text:p>
      <text:p text:style-name="Standard"/>
      <text:p text:style-name="P1">Control de accesos basado en roles (RBAC)</text:p>
      <text:p text:style-name="Standard"/>
      <text:p text:style-name="P11">Es un control de acceso a los usuarios de los recursos basado en roles que permite el acceso a más o menos recursos.</text:p>
      <text:p text:style-name="P11"/>
      <text:p text:style-name="P1">Protocolos de comunicaciones seguros: HTTPS, SSH, SSL, TSL</text:p>
      <text:p text:style-name="Standard"/>
      <text:p text:style-name="P12">HTTPS: Protocolo basado en HTTP de forma segura que se utiliza para la transmisión de datos sensibles (número de cuentas, transacciones, etc) evitando que sean captados durante su transmisión.</text:p>
      <text:p text:style-name="P12"/>
      <text:p text:style-name="P12">SSH: Protocolo seguro que facilita la comunicación de sistemas tipo cliente-servidor.</text:p>
      <text:p text:style-name="P12"/>
      <text:p text:style-name="P12">SSL: <text:s/>Encripta información entre cliente-servidor mediante el uso de llaves y algoritmos de encriptación.</text:p>
      <text:p text:style-name="P12"/>
      <text:p text:style-name="P12">TSL: Utiliza un canal cifrado entre cliente-servidor.</text:p>
      <text:p text:style-name="P12"/>
      <text:p text:style-name="P12"/>
      <text:p text:style-name="P12"/>
      <text:p text:style-name="P12"/>
      <text:p text:style-name="P12"/>
      <text:p text:style-name="P2"><text:soft-page-break/>5– Implementación de arquitecturas orientadas a servicios mediante tecnologías web</text:p>
      <text:p text:style-name="Standard"/>
      <text:p text:style-name="P1">Partes importantes de un mensaje SOAP</text:p>
      <text:p text:style-name="P1"/>
      <text:p text:style-name="P10">www, xml, soap, xml-rpc, http, ftp, smtp, wsdl, uddi, ws-security.</text:p>
      <text:p text:style-name="Standard"/>
      <text:p text:style-name="P1">El estándar WSDL para la definición de servicios</text:p>
      <text:p text:style-name="Standard"/>
      <text:p text:style-name="P13">Lenguaje basado en xml que describe los servicios web que se utilizan pudiendose usar tambien para localizar los servicios.</text:p>
      <text:p text:style-name="P13"/>
      <text:p text:style-name="P1">Estándares de seguridad en servicios web: WS-Security, WS-Policy, WS-Federation,</text:p>
      <text:p text:style-name="P1">WS-Adressing, WS-Trus, SAML, XACML</text:p>
      <text:p text:style-name="Standard"/>
      <text:p text:style-name="Standard">WS-Security: Proteger la confidencialidad, integridad y autenticidad de los mensajes SOAP. </text:p>
      <text:p text:style-name="Standard">WS-Policy: <text:span text:style-name="T8">P</text:span>ermite a los servicios web definir políticas sobre las capacidades y restricciones de seguridad, confiabilidad y otros aspectos.</text:p>
      <text:p text:style-name="P15">WS-Federation: Indica como se tiene que llevar a cabo la identificación de los participantes en una comunicación.</text:p>
      <text:p text:style-name="P15">WS-Adressing: Proporciona las herramientas necesarias para el envío de mensajes por la capa de transporte.</text:p>
      <text:p text:style-name="P15">WS-Trus: Define extensiones para WS-Security, proporcionando un marco para emitir, renovar y validar tokens de seguridad en servicios web.</text:p>
      <text:p text:style-name="P15">SAML: Estándar abierto para el intercambio de datos de autenticación y autorización entre diferentes sistemas de seguridad.</text:p>
      <text:p text:style-name="P16"><text:span text:style-name="T8">XACML: </text:span>se utiliza para definir <text:span text:style-name="Strong_20_Emphasis">políticas de control de acceso</text:span>. En otras palabras, permite especificar quién (sujeto) puede acceder a qué (recurso) bajo qué condiciones (entorno). </text:p>
      <text:p text:style-name="Standard"/>
      <text:p text:style-name="Standard"/>
      <text:p text:style-name="P2">6– Implementación de la seguridad en arquitecturas orientadas a servicios</text:p>
      <text:p text:style-name="P2"/>
      <text:p text:style-name="P1"><text:span text:style-name="T9">Q</text:span>ué es criptografía</text:p>
      <text:p text:style-name="P1"/>
      <text:p text:style-name="P21"><text:span text:style-name="T9">E</text:span>s la práctica de proteger la información mediante el uso de técnicas matemáticas y algorítmicas. Su objetivo es transformar la información legible (texto sin cifrar) en un formato ininteligible (texto cifrado) para que solo las personas autorizadas con la clave adecuada puedan descifrarla y leerla </text:p>
      <text:p text:style-name="P1"/>
      <text:p text:style-name="P1"/>
      <text:p text:style-name="P1">diferenciar clave privada de clave públic<text:span text:style-name="T9">a</text:span></text:p>
      <text:p text:style-name="P1"/>
      <text:p text:style-name="Standard"><text:span text:style-name="T10">La clave pública se utiliza para cifrar datos y verificar firmas, mientras que la clave privada se utiliza para descifrar datos y firmar digitalmente.</text:span><text:span text:style-name="T1"> <text:s/></text:span>La clave pública es de conocimiento público y se distribuye libremente, mientras que la clave privada se mantiene en secreto y solo el propietario debe tener acceso a ella. La clave pública realiza operaciones de cifrado y verificación de firma, mientras que la clave privada realiza operaciones de descifrado y generación de firma. </text:p>
      <text:p text:style-name="Standard"/>
      <text:p text:style-name="Standard"/>
      <text:p text:style-name="P1">entidades certificadoras, qué papel tienen</text:p>
      <text:p text:style-name="Standard"/>
      <text:p text:style-name="P24">Son entidades de confianza encargadas de <text:span text:style-name="T13">emitir y revoca</text:span>r certificaciones digitales.</text:p>
      <text:p text:style-name="P24"/>
      <text:p text:style-name="P24"/>
      <text:p text:style-name="P1"><text:soft-page-break/>qué es un cerficado digital y firma digital</text:p>
      <text:p text:style-name="P1"/>
      <text:p text:style-name="Standard">Un certificado digital es un documento electrónico que <text:span text:style-name="Strong_20_Emphasis">vincula la identidad de una persona o entidad con una clave pública</text:span> .</text:p>
      <text:p text:style-name="Standard"/>
      <text:p text:style-name="Standard">La firma digital es un proceso criptográfico que <text:span text:style-name="Strong_20_Emphasis">vincula un documento electrónico a su firmante</text:span> y <text:span text:style-name="Strong_20_Emphasis">garantiza la integridad del documento</text:span>. Se realiza utilizando la clave privada del firmante y un certificado digital. </text:p>
      <text:p text:style-name="Standard"/>
      <text:p text:style-name="Standard"/>
      <text:p text:style-name="P2">7– Directorios de servicios</text:p>
      <text:p text:style-name="P2"/>
      <text:p text:style-name="P1">Concepto de directorio</text:p>
      <text:p text:style-name="Standard"/>
      <text:p text:style-name="P25">Es un conjunto complejo de componentes que trabajan entre ellos para dar o realizar un determinado servicio.</text:p>
      <text:p text:style-name="Standard"/>
      <text:p text:style-name="P1">Estándares sobre directorios de servicios: UDDI</text:p>
      <text:p text:style-name="Standard"/>
      <text:p text:style-name="Standard">es un estándar abierto para la publicación y búsqueda de información sobre servicios web. Funciona como un directorio de negocios electrónico que permite a las empresas registrar sus servicios web y a los clientes encontrarlos fácilmente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<text:span text:style-name="T14">TEMA 2. Programación de servicios web en entornos distribuidos</text:span></text:p>
      <text:p text:style-name="Standard"/>
      <text:p text:style-name="P20">2– Componentes software para el acceso a servicios distribuidos</text:p>
      <text:p text:style-name="P20">sólo revisar</text:p>
      <text:p text:style-name="P20"/>
      <text:p text:style-name="P26">Los componentes software que se necesitan para un servicio web son:</text:p>
      <text:p text:style-name="P26"/>
      <text:p text:style-name="P26">- Presentación: Maneja el usuario final y lleva a cabo el procesamiento de los datos y su devolución hacia el servidor.</text:p>
      <text:p text:style-name="P26"/>
      <text:p text:style-name="P26">- Lógica de la aplicación: Procesa la información que el usuario introduce en la aplicación o componente anterior.</text:p>
      <text:p text:style-name="P26"/>
      <text:p text:style-name="P26">- Base de datos. Este componente esta compuesto por archivos que contienen los datos de la aplicación que el usuario maneja y sobre la cual hace operaciones para obtener determinados resultados.</text:p>
      <text:p text:style-name="Standard"/>
      <text:p text:style-name="P19">3– Programación de diferentes tipos de acceso a servicios</text:p>
      <text:p text:style-name="Standard"/>
      <text:p text:style-name="P1">qué son:</text:p>
      <text:p text:style-name="Standard"/>
      <text:p text:style-name="P27">Software que permite interactuar con otras aplicaciones informáticas.</text:p>
      <text:p text:style-name="Standard"/>
      <text:p text:style-name="P1"><text:soft-page-break/>– Servicios basados en publicación/suscripción.</text:p>
      <text:p text:style-name="Standard"/>
      <text:p text:style-name="P28">Se encarga del manejo de los datos como si fueran mensajer y libera del proveedor de dichos datos.</text:p>
      <text:p text:style-name="P28"/>
      <text:p text:style-name="P1">– Servicios basados en repositorios</text:p>
      <text:p text:style-name="Standard"/>
      <text:p text:style-name="P28">Se encarga de almacenar recursos y metadatos y que proporciona una interfaz para poder interactuar con ellos o incluso con otros repositorios.</text:p>
      <text:p text:style-name="P28"/>
      <text:p text:style-name="P1">– Servicios accesibles desde agentes de usuario</text:p>
      <text:p text:style-name="Standard"/>
      <text:p text:style-name="P28">El servicio en el que se recibe una consulta y del usuario en el agente usuario<text:span text:style-name="T15">(interfaz que se tiene con el usuario del servicio)</text:span> y este le devuelve los resultados obtenidos de la consulta.</text:p>
      <text:p text:style-name="P28"/>
      <text:p text:style-name="P1">– Proveedores y consumidores de servicios en entorno servidor</text:p>
      <text:p text:style-name="P1"/>
      <text:p text:style-name="P22">Proveedores de servicio web son una computadora en la red que provee el acceso a las interfaces de un determinado servicio de software para realizar una determinada tarea.</text:p>
      <text:p text:style-name="P22"/>
      <text:p text:style-name="P22">El consumidor de un servicio web es una computadora en la red que se va a conectar a un proveedor de servicios para la resolución de un problema específico.</text:p>
      <text:p text:style-name="P22"/>
      <text:p text:style-name="P22"/>
      <text:p text:style-name="P22"/>
      <text:p text:style-name="Standard"/>
      <text:p text:style-name="P19">4– Herramientas <text:span text:style-name="T16">para la programación de servicios web</text:span></text:p>
      <text:p text:style-name="Standard"/>
      <text:p text:style-name="P29"/>
      <text:p text:style-name="P29">Lenguajes de programación: <text:s/>PHP, JAVA, Python...</text:p>
      <text:p text:style-name="P29"/>
      <text:p text:style-name="P29">Framework: Node, Springbot, ASPNEt, Laravel...</text:p>
      <text:p text:style-name="P29"/>
      <text:p text:style-name="P29">Motores de bases de datos: MySQL, Oracle, MariaDB, SQL Server, PostgreSQL, MongoDB</text:p>
      <text:p text:style-name="P29"/>
      <text:p text:style-name="P1">Lectura del punto 4.2 y busca información sobre los frameworks citados</text:p>
      <text:p text:style-name="P1"/>
      <text:p text:style-name="P23">Bibliotecas y entornos integrados (Framworks) de uso común:</text:p>
      <text:p text:style-name="P23"/>
      <text:p text:style-name="P31"><text:span text:style-name="T11">- Metro (WSIT). </text:span>es un conjunto de tecnologías y bibliotecas utilizadas en Java para facilitar el desarrollo de servicios web interoperables y seguros basados en estándares como SOAP .<text:span text:style-name="T12">Comunica Java y .NET.</text:span></text:p>
      <text:p text:style-name="P23"/>
      <text:p text:style-name="P30"><text:span text:style-name="T11">- Axis1: </text:span>framework de código abierto desarrollados por Apache para la creación y consumo de servicios web basados en SOAP , <text:span text:style-name="T17">utilizado en entornos JAVA</text:span></text:p>
      <text:p text:style-name="P23"/>
      <text:p text:style-name="P30"><text:span text:style-name="T11">- Axis2: </text:span>Es un rediseño total y una reimplementación completa de la ampliamente difundida pila <text:a xlink:type="simple" xlink:href="https://es.wikipedia.org/wiki/SOAP" text:style-name="Internet_20_link" text:visited-style-name="Visited_20_Internet_20_Link"><text:span text:style-name="T18">SOAP</text:span></text:a> "<text:a xlink:type="simple" xlink:href="https://es.wikipedia.org/wiki/Apache_Axis" text:style-name="Internet_20_link" text:visited-style-name="Visited_20_Internet_20_Link"><text:span text:style-name="T18">Apache Axis</text:span></text:a>". Existen implementaciones de Axis2 en <text:a xlink:type="simple" xlink:href="https://es.wikipedia.org/wiki/Java_(lenguaje_de_programación)" text:style-name="Internet_20_link" text:visited-style-name="Visited_20_Internet_20_Link"><text:span text:style-name="T18">Java</text:span></text:a> y en <text:a xlink:type="simple" xlink:href="https://es.wikipedia.org/wiki/C_(lenguaje_de_programación)" text:style-name="Internet_20_link" text:visited-style-name="Visited_20_Internet_20_Link"><text:span text:style-name="T18">C</text:span></text:a>. </text:p>
      <text:p text:style-name="P23"/>
      <text:p text:style-name="P30"><text:span text:style-name="T11">- Xfire: </text:span>fue un framework de servicios web basado en Java que fue muy popular en la década de 2000. <text:span text:style-name="T19">Se usó como cliente de mensajeria instantanea orientada a los videojuegos.</text:span></text:p>
      <text:p text:style-name="P23"/>
      <text:p text:style-name="P30"><text:soft-page-break/><text:span text:style-name="T11">- Apache CXF: </text:span>es un <text:span text:style-name="Strong_20_Emphasis">framework de código abierto y multiplataforma</text:span> para la creación e implementación de servicios web en Java. Proporciona una amplia gama de funcionalidades que facilitan el desarrollo de servicios web robustos, escalables y seguros. </text:p>
      <text:p text:style-name="P23"/>
      <text:p text:style-name="P23">- Spring Web Services:</text:p>
      <text:p text:style-name="P23"/>
      <text:p text:style-name="P23">Spring Web Services (Spring-WS) es un proyecto de la suite Spring Framework que se enfoca en la creación e implementación de servicios web basados en Java. Brinda un conjunto de herramientas y abstracciones que simplifican el desarrollo de servicios web robustos, escalables y seguros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5T08:43:12.154000000</meta:creation-date>
    <dc:date>2024-07-07T13:37:09.805000000</dc:date>
    <meta:editing-duration>PT19M52S</meta:editing-duration>
    <meta:editing-cycles>4</meta:editing-cycles>
    <meta:generator>LibreOffice/24.2.1.2$Windows_X86_64 LibreOffice_project/db4def46b0453cc22e2d0305797cf981b68ef5ac</meta:generator>
    <meta:document-statistic meta:table-count="0" meta:image-count="0" meta:object-count="0" meta:page-count="6" meta:paragraph-count="103" meta:word-count="1590" meta:character-count="10332" meta:non-whitespace-character-count="8823"/>
  </office:meta>
</office:document-meta>
</file>